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5cm" fo:min-width="13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2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7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13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cm" svg:height="5.4cm" svg:x="3.8cm" svg:y="7cm">
          <text:p text:style-name="P1">Présentation du site caritati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4cm" svg:height="0.9cm" svg:x="3.9cm" svg:y="15.8cm">
          <text:p text:style-name="P1">Une cit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2cm" svg:x="3.9cm" svg:y="20cm">
          <text:p text:style-name="P1">Vidé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7cm" svg:height="1.5cm" svg:x="3.7cm" svg:y="3.7cm">
          <text:p text:style-name="P1">Tit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09:00:39.755780297</meta:creation-date>
    <meta:generator>LibreOffice/6.0.7.3$Linux_X86_64 LibreOffice_project/00m0$Build-3</meta:generator>
    <dc:date>2019-08-20T09:06:39.449555392</dc:date>
    <meta:editing-duration>PT6M</meta:editing-duration>
    <meta:editing-cycles>2</meta:editing-cycles>
    <meta:document-statistic meta:object-count="4"/>
  </office:meta>
</office:document-meta>
</file>